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2a85" officeooo:paragraph-rsid="000f2a85"/>
    </style:style>
    <style:style style:name="P2" style:family="paragraph" style:parent-style-name="Standard" style:list-style-name="L2">
      <style:text-properties officeooo:rsid="000f2a85" officeooo:paragraph-rsid="000f2a85"/>
    </style:style>
    <style:style style:name="P3" style:family="paragraph" style:parent-style-name="Standard" style:list-style-name="L3">
      <style:text-properties officeooo:rsid="000f2a85" officeooo:paragraph-rsid="000f2a85"/>
    </style:style>
    <style:style style:name="P4" style:family="paragraph" style:parent-style-name="Standard" style:list-style-name="L4">
      <style:text-properties officeooo:rsid="000f2a85" officeooo:paragraph-rsid="000f2a85"/>
    </style:style>
    <style:style style:name="P5" style:family="paragraph" style:parent-style-name="Standard" style:list-style-name="L2">
      <style:text-properties officeooo:rsid="001150cf" officeooo:paragraph-rsid="001150cf"/>
    </style:style>
    <style:style style:name="P6" style:family="paragraph" style:parent-style-name="Standard">
      <style:text-properties officeooo:rsid="00123be7" officeooo:paragraph-rsid="00123be7"/>
    </style:style>
    <style:style style:name="P7" style:family="paragraph" style:parent-style-name="Standard" style:list-style-name="L2">
      <style:text-properties officeooo:rsid="00123be7" officeooo:paragraph-rsid="00123be7"/>
    </style:style>
    <style:style style:name="P8" style:family="paragraph" style:parent-style-name="Standard">
      <style:text-properties officeooo:rsid="001312c7" officeooo:paragraph-rsid="001312c7"/>
    </style:style>
    <style:style style:name="P9" style:family="paragraph" style:parent-style-name="Standard" style:list-style-name="L1">
      <style:text-properties officeooo:rsid="001312c7" officeooo:paragraph-rsid="001312c7"/>
    </style:style>
    <style:style style:name="P10" style:family="paragraph" style:parent-style-name="Standard" style:list-style-name="L1">
      <style:text-properties officeooo:paragraph-rsid="001312c7"/>
    </style:style>
    <style:style style:name="P11" style:family="paragraph" style:parent-style-name="Standard" style:list-style-name="L1">
      <style:text-properties officeooo:paragraph-rsid="0013bd14"/>
    </style:style>
    <style:style style:name="P12" style:family="paragraph" style:parent-style-name="Standard">
      <style:text-properties fo:font-weight="bold" officeooo:rsid="000f2a85" officeooo:paragraph-rsid="000f2a85" style:font-weight-asian="bold" style:font-weight-complex="bold"/>
    </style:style>
    <style:style style:name="P13" style:family="paragraph" style:parent-style-name="Standard">
      <style:text-properties fo:font-weight="bold" officeooo:rsid="001312c7" officeooo:paragraph-rsid="001312c7" style:font-weight-asian="bold" style:font-weight-complex="bold"/>
    </style:style>
    <style:style style:name="P14" style:family="paragraph" style:parent-style-name="Standard">
      <style:text-properties fo:font-weight="bold" officeooo:rsid="00147fa2" officeooo:paragraph-rsid="00147fa2" style:font-weight-asian="bold" style:font-weight-complex="bold"/>
    </style:style>
    <style:style style:name="P15" style:family="paragraph" style:parent-style-name="Standard">
      <style:text-properties fo:font-weight="bold" officeooo:rsid="0016ddc6" officeooo:paragraph-rsid="0016ddc6" style:font-weight-asian="bold" style:font-weight-complex="bold"/>
    </style:style>
    <style:style style:name="P16" style:family="paragraph" style:parent-style-name="Standard" style:list-style-name="L1">
      <style:text-properties officeooo:rsid="0013bd14" officeooo:paragraph-rsid="0013bd14"/>
    </style:style>
    <style:style style:name="P17" style:family="paragraph" style:parent-style-name="Standard">
      <style:text-properties officeooo:paragraph-rsid="0013bd14"/>
    </style:style>
    <style:style style:name="P18" style:family="paragraph" style:parent-style-name="Standard">
      <style:text-properties officeooo:rsid="00147fa2" officeooo:paragraph-rsid="00147fa2"/>
    </style:style>
    <style:style style:name="P19" style:family="paragraph" style:parent-style-name="Standard" style:list-style-name="L5">
      <style:text-properties officeooo:rsid="00147fa2" officeooo:paragraph-rsid="00147fa2"/>
    </style:style>
    <style:style style:name="P20" style:family="paragraph" style:parent-style-name="Standard" style:list-style-name="L1">
      <style:text-properties officeooo:rsid="00150d29" officeooo:paragraph-rsid="00150d29"/>
    </style:style>
    <style:style style:name="P21" style:family="paragraph" style:parent-style-name="Standard" style:list-style-name="L6">
      <style:text-properties officeooo:rsid="00150d29" officeooo:paragraph-rsid="0016ad1b"/>
    </style:style>
    <style:style style:name="P22" style:family="paragraph" style:parent-style-name="Standard" style:list-style-name="L7">
      <style:text-properties officeooo:rsid="00150d29" officeooo:paragraph-rsid="0016ad1b"/>
    </style:style>
    <style:style style:name="P23" style:family="paragraph" style:parent-style-name="Standard" style:list-style-name="L1">
      <style:text-properties officeooo:rsid="0016ad1b" officeooo:paragraph-rsid="0016ad1b"/>
    </style:style>
    <style:style style:name="P24" style:family="paragraph" style:parent-style-name="Standard" style:list-style-name="L8">
      <style:text-properties officeooo:rsid="0016ad1b" officeooo:paragraph-rsid="0016ad1b"/>
    </style:style>
    <style:style style:name="P25" style:family="paragraph" style:parent-style-name="Standard">
      <style:text-properties fo:font-weight="normal" officeooo:rsid="0016ddc6" officeooo:paragraph-rsid="0016ddc6" style:font-weight-asian="normal" style:font-weight-complex="normal"/>
    </style:style>
    <style:style style:name="P26" style:family="paragraph" style:parent-style-name="Standard" style:list-style-name="L9">
      <style:text-properties fo:font-weight="normal" officeooo:rsid="0016ddc6" officeooo:paragraph-rsid="0016ddc6" style:font-weight-asian="normal" style:font-weight-complex="normal"/>
    </style:style>
    <style:style style:name="T1" style:family="text">
      <style:text-properties officeooo:rsid="000f6cff"/>
    </style:style>
    <style:style style:name="T2" style:family="text">
      <style:text-properties officeooo:rsid="001150cf"/>
    </style:style>
    <style:style style:name="T3" style:family="text">
      <style:text-properties officeooo:rsid="001312c7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312c7"/>
    </style:style>
    <style:style style:name="T6" style:family="text">
      <style:text-properties fo:language="en" fo:country="US" officeooo:rsid="0016ad1b"/>
    </style:style>
    <style:style style:name="T7" style:family="text">
      <style:text-properties officeooo:rsid="0013bd1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ribeChief</text:p>
      <text:p text:style-name="P1"/>
      <text:p text:style-name="P1">Challange tribe chief to gain respect and opt dragon essence</text:p>
      <text:p text:style-name="P1">Each time you beat him he becomes slightly stronger, it also changes how he addresses you.</text:p>
      <text:p text:style-name="P1">Ideas:</text:p>
      <text:list xml:id="list2165160882" text:style-name="L3">
        <text:list-item>
          <text:p text:style-name="P3">He ask questions what you prefer and changes slightly to accommodate.</text:p>
        </text:list-item>
        <text:list-item>
          <text:p text:style-name="P3">He is “gender locked” so changes made after battle slowly revert, e.g. you manged to change is gender now he is female/doll, but when you come back after a couple of days he is male again. But <text:s/>if you beat him enough he will ask what gender you prefer and change gender lock to accommodate</text:p>
        </text:list-item>
        <text:list-item>
          <text:p text:style-name="P3">Beat him enough and you can become chief, which grants you income, manpower, <text:span text:style-name="T1">title, etc..</text:span></text:p>
        </text:list-item>
      </text:list>
      <text:p text:style-name="P1"/>
      <text:p text:style-name="P12">TribeChief wife</text:p>
      <text:p text:style-name="P1">Former alpha male who tried beat TribeChief but had to submit due not being strong enough got changed to female to carry Chiefs children.</text:p>
      <text:p text:style-name="P1">Ideas:</text:p>
      <text:list xml:id="list2005360073" text:style-name="L4">
        <text:list-item>
          <text:p text:style-name="P4">Beat Chief enough had you can change the relationship?</text:p>
        </text:list-item>
        <text:list-item>
          <text:p text:style-name="P4">Make her submit to you instead.</text:p>
        </text:list-item>
        <text:list-item>
          <text:p text:style-name="P4">Change her back? Make her herm?</text:p>
        </text:list-item>
        <text:list-item>
          <text:p text:style-name="P4">Beat Chief enough to take them both as breeding sluts</text:p>
        </text:list-item>
        <text:list-item>
          <text:p text:style-name="P4">Help her grow back confidence by allowing her to dom you? Later plot to overthrow chief.(Rematch but rigged e.g. poison)</text:p>
        </text:list-item>
      </text:list>
      <text:p text:style-name="P1"/>
      <text:p text:style-name="P12">Tribeshop</text:p>
      <text:p text:style-name="P1">Ideas:</text:p>
      <text:list xml:id="list2493360246" text:style-name="L2">
        <text:list-item>
          <text:p text:style-name="P2"><text:span text:style-name="T2">B</text:span>eating chief grants discount.</text:p>
        </text:list-item>
        <text:list-item>
          <text:p text:style-name="P5">Gives quests which also grants discount</text:p>
        </text:list-item>
        <text:list-item>
          <text:p text:style-name="P2">Ideas for items to buy</text:p>
        </text:list-item>
        <text:list-item>
          <text:p text:style-name="P7">Items to change skin/scale color.</text:p>
        </text:list-item>
      </text:list>
      <text:p text:style-name="P6"/>
      <text:p text:style-name="P15">TribeQuests</text:p>
      <text:p text:style-name="P25">Ideas:</text:p>
      <text:list xml:id="list3046461485" text:style-name="L9">
        <text:list-item>
          <text:p text:style-name="P26">Turn other dragons to your preferred gender and take them home as servants, the tribe pride itself at strength, if you want to be accepted a very good way is prove yourself stronger than it’s members. The tribe respect you defeating other members because it thins out the weak in their pack.</text:p>
        </text:list-item>
        <text:list-item>
          <text:p text:style-name="P26"><text:s/></text:p>
        </text:list-item>
      </text:list>
      <text:p text:style-name="P6"/>
      <text:p text:style-name="P13">First Town</text:p>
      <text:p text:style-name="P8">Ideas:</text:p>
      <text:list xml:id="list1228053993" text:style-name="L1">
        <text:list-item>
          <text:p text:style-name="P9">Hostile takeover, make them submit to your rule, <text:span text:style-name="T7">though not a absolute evil option; you can still make them like you ruling.</text:span></text:p>
          <text:list>
            <text:list-item>
              <text:p text:style-name="P9">You get gold from taxes</text:p>
            </text:list-item>
            <text:list-item>
              <text:p text:style-name="P9">You get bad rep with some kingdom who owns the outpost town, <text:span text:style-name="T7">but due distance from the capital they wont directly attack.</text:span></text:p>
            </text:list-item>
            <text:list-item>
              <text:p text:style-name="P10"><text:span text:style-name="T3">O</text:span><text:span text:style-name="T4">ccasionally </text:span><text:span text:style-name="T5">some adventurer/bounty hunter tries to kill you.</text:span></text:p>
            </text:list-item>
          </text:list>
        </text:list-item>
      </text:list>
      <text:list xml:id="list1711299805" text:style-name="L6">
        <text:list-item>
          <text:list>
            <text:list-item>
              <text:p text:style-name="P21"><text:span text:style-name="T5">No more quests</text:span></text:p>
            </text:list-item>
          </text:list>
        </text:list-item>
      </text:list>
      <text:list xml:id="list3122103490" text:style-name="L7">
        <text:list-item>
          <text:list>
            <text:list-item>
              <text:p text:style-name="P22"><text:span text:style-name="T5">Stuff in potions shop becomes more expensive as they can’t import from the capital anymore, so they buy from smugglers. (Maybe change some items? Like some less stable stuff)</text:span></text:p>
            </text:list-item>
          </text:list>
        </text:list-item>
      </text:list>
      <text:list xml:id="list172358597312370" text:continue-list="list1228053993" text:style-name="L1">
        <text:list-item>
          <text:list>
            <text:list-item>
              <text:p text:style-name="P11"><text:span text:style-name="T6">(optional)</text:span><text:span text:style-name="T5">Demand tribute</text:span></text:p>
            </text:list-item>
            <text:list-item>
              <text:p text:style-name="P16"><text:span text:style-name="T6">(optional)</text:span><text:span text:style-name="T5">I</text:span><text:span text:style-name="T4">mprove the town and hopefully make them prefer your rule over the capitals</text:span></text:p>
            </text:list-item>
          </text:list>
        </text:list-item>
        <text:list-item>
          <text:p text:style-name="P20"><text:soft-page-break/>Town hero, do quests and aid otherwise<text:tab/><text:tab/><text:tab/><text:tab/><text:tab/><text:tab/><text:tab/></text:p>
          <text:list>
            <text:list-item>
              <text:p text:style-name="P20">Discounts in shops</text:p>
            </text:list-item>
            <text:list-item>
              <text:p text:style-name="P20">Gain some positive rep with capital, due your reputation reaching them.</text:p>
            </text:list-item>
            <text:list-item>
              <text:p text:style-name="P23">Get new quests</text:p>
            </text:list-item>
          </text:list>
        </text:list-item>
      </text:list>
      <text:list xml:id="list2029115057" text:style-name="L8">
        <text:list-item>
          <text:list>
            <text:list-item>
              <text:p text:style-name="P24">Life isn’t easy for everyone, some will give you their sons/daughter as a tribute in hope for them to get a better life.</text:p>
            </text:list-item>
          </text:list>
        </text:list-item>
      </text:list>
      <text:list xml:id="list172359534697621" text:continue-list="list172358597312370" text:style-name="L1">
        <text:list-item>
          <text:p text:style-name="P20"/>
        </text:list-item>
        <text:list-item>
          <text:p text:style-name="P20"/>
        </text:list-item>
      </text:list>
      <text:p text:style-name="P17"/>
      <text:p text:style-name="P14">Party members</text:p>
      <text:p text:style-name="P18">Ideas:</text:p>
      <text:list xml:id="list1411462155" text:style-name="L5">
        <text:list-item>
          <text:p text:style-name="P19">Pets</text:p>
        </text:list-item>
        <text:list-item>
          <text:p text:style-name="P19">Converted enemies(servants)</text:p>
        </text:list-item>
        <text:list-item>
          <text:p text:style-name="P1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6:38:17.623102811</meta:creation-date>
    <dc:date>2019-01-17T17:23:56.661386918</dc:date>
    <meta:editing-duration>PT57M34S</meta:editing-duration>
    <meta:editing-cycles>3</meta:editing-cycles>
    <meta:generator>LibreOffice/6.1.2.1$Linux_X86_64 LibreOffice_project/10$Build-1</meta:generator>
    <meta:document-statistic meta:table-count="0" meta:image-count="0" meta:object-count="0" meta:page-count="2" meta:paragraph-count="47" meta:word-count="455" meta:character-count="2521" meta:non-whitespace-character-count="2132"/>
  </office:meta>
</office:document-meta>
</file>